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line-height="150%" style:shadow="none"/>
      <style:text-properties style:font-name="Trebuchet MS"/>
    </style:style>
    <style:style style:name="P3" style:family="paragraph" style:parent-style-name="Standard">
      <style:paragraph-properties fo:line-height="150%" style:shadow="none"/>
      <style:text-properties style:font-name="Trebuchet MS" fo:font-weight="normal" style:font-weight-asian="normal" style:font-weight-complex="normal"/>
    </style:style>
    <style:style style:name="P4" style:family="paragraph" style:parent-style-name="Standard">
      <style:paragraph-properties fo:line-height="150%" style:shadow="none"/>
      <style:text-properties style:font-name="Trebuchet MS" fo:font-weight="normal" style:letter-kerning="true" style:font-weight-asian="normal" style:font-weight-complex="normal"/>
    </style:style>
    <style:style style:name="P5" style:family="paragraph" style:parent-style-name="Standard">
      <style:paragraph-properties fo:line-height="150%" style:shadow="none"/>
      <style:text-properties style:font-name="Trebuchet MS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line-height="150%" style:shadow="none"/>
      <style:text-properties style:font-name="Trebuchet MS" fo:font-style="italic" style:font-style-asian="italic" style:font-style-complex="italic"/>
    </style:style>
    <style:style style:name="P7" style:family="paragraph" style:parent-style-name="Standard">
      <style:paragraph-properties fo:line-height="150%" style:shadow="none"/>
      <style:text-properties style:font-name="Trebuchet MS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style:shadow="none"/>
      <style:text-properties style:font-name="Trebuchet MS" fo:font-style="normal" fo:font-weight="normal" style:letter-kerning="tru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style:shadow="none"/>
      <style:text-properties style:font-name="Trebuchet MS" fo:font-style="normal" fo:font-weight="bold" style:letter-kerning="true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line-height="150%" style:shadow="none"/>
      <style:text-properties style:font-name="Trebuchet MS" fo:font-weight="bold" style:letter-kerning="true" style:font-weight-asian="bold" style:font-weight-complex="bold"/>
    </style:style>
    <style:style style:name="P11" style:family="paragraph" style:parent-style-name="Standard">
      <style:paragraph-properties fo:line-height="150%" style:shadow="none"/>
      <style:text-properties style:text-position="0% 100%" style:font-name="Trebuchet MS" fo:font-weight="normal" style:letter-kerning="true" style:font-weight-asian="normal" style:font-weight-complex="normal"/>
    </style:style>
    <style:style style:name="P12" style:family="paragraph" style:parent-style-name="Standard">
      <style:paragraph-properties fo:line-height="150%" style:shadow="none"/>
      <style:text-properties style:font-name="Trebuchet MS" fo:font-style="normal" fo:font-weight="bold" style:letter-kerning="true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line-height="150%" fo:break-before="page" style:shadow="none"/>
      <style:text-properties style:font-name="Trebuchet MS" fo:font-weight="bold" style:letter-kerning="true" style:font-weight-asian="bold" style:font-weight-complex="bold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letter-kerning="tru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letter-kerning="true" style:font-style-asian="italic" style:font-style-complex="italic"/>
    </style:style>
    <style:style style:name="T6" style:family="text">
      <style:text-properties fo:font-style="normal" style:letter-kerning="true" style:font-style-asian="normal" style:font-style-complex="normal"/>
    </style:style>
    <style:style style:name="T7" style:family="text">
      <style:text-properties style:text-position="sub 58%" fo:font-weight="normal" style:letter-kerning="true" style:font-weight-asian="normal" style:font-weight-complex="normal"/>
    </style:style>
    <style:style style:name="T8" style:family="text">
      <style:text-properties style:text-position="sub 58%" fo:font-weight="normal" style:font-weight-asian="normal" style:font-weight-complex="normal"/>
    </style:style>
    <style:style style:name="T9" style:family="text">
      <style:text-properties style:text-position="sub 58%" fo:font-style="normal" style:letter-kerning="true" style:font-style-asian="normal" style:font-style-complex="normal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weight="normal" style:letter-kerning="true" style:font-weight-asian="normal" style:font-weight-complex="normal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fo:font-style="normal" style:letter-kerning="true" style:font-style-asian="normal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ing Games – EU</text:p>
      <text:p text:style-name="P3"><text:span text:style-name="T5">f</text:span><text:span text:style-name="T3">: bet fraction</text:span></text:p>
      <text:p text:style-name="P5"><text:span text:style-name="T3">v</text:span><text:span text:style-name="T6">: payoff function (At it's core: v</text:span><text:span text:style-name="T9">win</text:span><text:span text:style-name="T6"> = num_callers × </text:span><text:span text:style-name="T3">f</text:span><text:span text:style-name="T6">, but this becomes more complex later) </text:span></text:p>
      <text:p text:style-name="P2"><text:span text:style-name="T1">Earn</text:span><text:span text:style-name="T1"><draw:frame draw:style-name="fr1" draw:name="Object1" text:anchor-type="as-char" svg:width="6.583cm" svg:height="0.76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after (wins+losses+ties = n) games.</text:span></text:p>
      <text:p text:style-name="P4"/>
      <text:p text:style-name="P4"/>
      <text:p text:style-name="P2"><text:span text:style-name="T1">After including splits, </text:span><text:span text:style-name="T1"><draw:frame draw:style-name="fr1" draw:name="Object2" text:anchor-type="as-char" svg:width="7.341cm" svg:height="0.98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 </text:span></text:p>
      <text:p text:style-name="P4">(We can ignore B because it is constant of f)</text:p>
      <text:p text:style-name="P4">e can be: win, lose, split with 1, split with 2, split with 3, etc.</text:p>
      <text:p text:style-name="P6"><text:span text:style-name="T1">Notice that Pr</text:span><text:span text:style-name="T7">e</text:span><text:span text:style-name="T1"> is a function of f,</text:span><text:span text:style-name="T1"> see </text:span><text:span text:style-name="T1">“Actions”</text:span></text:p>
      <text:p text:style-name="P4"/>
      <text:p text:style-name="P4">We assume approximate derivative monotonicity over f, and search for maximum expected utility (Quadratic optimization, Newton's method, etc.)</text:p>
      <text:p text:style-name="P4"/>
      <text:p text:style-name="P4">As f approaches 1, we can also evaluate ICM or approximate it with linear utility.</text:p>
      <text:p text:style-name="P4"/>
      <text:p text:style-name="P10">No Limit – EU</text:p>
      <text:p text:style-name="P4">An opponent may fold, call, or (re)raise, depending on his/her current hand H.</text:p>
      <text:p text:style-name="P4"><draw:frame draw:style-name="fr1" draw:name="Object3" text:anchor-type="as-char" svg:width="15.639cm" svg:height="1.012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2"><text:span text:style-name="T1">The opponent is more likely to fold weak hands to large bets: eg. Pr</text:span><text:span text:style-name="T7">win</text:span><text:span text:style-name="T11">(f) decreases with f, however, U</text:span><text:span text:style-name="T7">fold</text:span><text:span text:style-name="T11"> &gt; 1 and Pr</text:span><text:span text:style-name="T7">fold</text:span><text:span text:style-name="T11">(f) increases, which should produce a distinct optimum.</text:span></text:p>
      <text:p text:style-name="P2"><text:span text:style-name="T11">Pr</text:span><text:span text:style-name="T7">call</text:span><text:span text:style-name="T11"> = 1 – Pr</text:span><text:span text:style-name="T7">raise –</text:span><text:span text:style-name="T11"> Pr</text:span><text:span text:style-name="T7">fold</text:span></text:p>
      <text:p text:style-name="P2"><text:span text:style-name="T11">Then, Pr</text:span><text:span text:style-name="T7">raise</text:span><text:span text:style-name="T11"> and Pr</text:span><text:span text:style-name="T7">fold</text:span><text:span text:style-name="T11"> can be looked up from the distributions below:</text:span></text:p>
      <text:p text:style-name="P5"><text:span text:style-name="T13">num_callers in U</text:span><text:span text:style-name="T9">showdown</text:span><text:span text:style-name="T13"> can also be derived from Pr</text:span><text:span text:style-name="T9">fold</text:span><text:span text:style-name="T13">.</text:span></text:p>
      <text:p text:style-name="P11"/>
      <text:p text:style-name="P10">Distributions</text:p>
      <text:p text:style-name="P4"><text:span text:style-name="T10">We can find </text:span><text:span text:style-name="T10"><draw:frame draw:style-name="fr2" draw:name="Object11" text:anchor-type="as-char" svg:width="1.829cm" svg:height="0.63cm" draw:z-index="11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 (resp.</text:span><text:span text:style-name="T10"><draw:frame draw:style-name="fr2" draw:name="Object9" text:anchor-type="as-char" svg:width="1.96cm" svg:height="0.63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) by iterating over </text:span><text:span text:style-name="T10"><draw:frame draw:style-name="fr2" draw:name="Object12" text:anchor-type="as-char" svg:width="2.337cm" svg:height="0.63cm" draw:z-index="13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 (resp. </text:span><text:span text:style-name="T10"><draw:frame draw:style-name="fr2" draw:name="Object8" text:anchor-type="as-char" svg:width="2.468cm" svg:height="0.63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10">) </text:span></text:p>
      <text:p text:style-name="P4"><text:span text:style-name="T10">Possible distributions that can be used to define </text:span><text:span text:style-name="T10"><draw:frame draw:style-name="fr2" draw:name="Object10" text:anchor-type="as-char" svg:width="2.337cm" svg:height="0.63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0"> are:</text:span></text:p>
      <text:p text:style-name="P2"><text:span text:style-name="T1">1. Assume the opponent knows your hand, what is their Pr</text:span><text:span text:style-name="T7">win</text:span><text:span text:style-name="T11"> for each hand they could have?</text:span></text:p>
      <text:p text:style-name="P2"><text:span text:style-name="T1">2. Assume the opponent does not know your hand, what is the Pr</text:span><text:span text:style-name="T7">win</text:span><text:span text:style-name="T11"> for each hand?</text:span></text:p>
      <text:p text:style-name="P2"><text:span text:style-name="T11">3. Order the hands in #2 to provide a dimensionless rank ranging from 0 to 1; ie. How many hands have a higher Pr</text:span><text:span text:style-name="T7">win</text:span><text:span text:style-name="T11"> than your opponent?</text:span></text:p>
      <text:p text:style-name="P2"><text:soft-page-break/></text:p>
      <text:p text:style-name="P10">Multiple opponents</text:p>
      <text:p text:style-name="P11">We can approximate multiple-opponent probabilities initially.</text:p>
      <text:p text:style-name="P11"><draw:frame draw:style-name="fr1" draw:name="Object4" text:anchor-type="as-char" svg:width="4.985cm" svg:height="0.871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1"><draw:frame draw:style-name="fr1" draw:name="Object5" text:anchor-type="as-char" svg:width="6.112cm" svg:height="0.871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11"><draw:frame draw:style-name="fr1" draw:name="Object7" text:anchor-type="as-char" svg:width="5.041cm" svg:height="0.871cm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11"><draw:frame draw:style-name="fr1" draw:name="Object6" text:anchor-type="as-char" svg:width="7.216cm" svg:height="0.87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1">etc.</text:p>
      <text:p text:style-name="P4"/>
      <text:p text:style-name="P10">Fold Equity</text:p>
      <text:p text:style-name="P8">Bots know they are bots, so we account for the fact that make the same decision in the same circumstances, indefinitely.</text:p>
      <text:p text:style-name="P8"/>
      <text:p text:style-name="P7"><text:span text:style-name="T3">Say, p% chance to win is the best hand in n hands. That means, <text:s/></text:span><text:span text:style-name="T3"><draw:frame draw:style-name="fr1" draw:name="Object127" text:anchor-type="as-char" svg:width="1.713cm" svg:height="1.028cm" draw:z-index="6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">If you fold, you are expecting to improve your odds and win the bet made over <text:span text:style-name="T4">n</text:span> hands.</text:p>
      <text:p text:style-name="P1">In <text:span text:style-name="T4">n</text:span> identical chances, the best chance to win will be<draw:frame draw:style-name="fr1" draw:name="Object126" text:anchor-type="as-char" svg:width="1.716cm" svg:height="1.028cm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1">This means, if you allow yourself to wait <text:span text:style-name="T4">n</text:span> hands in a table of N opponents, you will win<draw:frame draw:style-name="fr1" draw:name="Object128" text:anchor-type="as-char" svg:width="4.33cm" svg:height="1.219cm" draw:z-index="8"><draw:object xlink:href="./Object 10" xlink:type="simple" xlink:show="embed" xlink:actuate="onLoad"/><draw:image xlink:href="./ObjectReplacements/Object 10" xlink:type="simple" xlink:show="embed" xlink:actuate="onLoad"/></draw:frame>of the time.</text:p>
      <text:p text:style-name="P8">So if faced with a bet, and you choose to fold against a bet of b, you are saying</text:p>
      <text:p text:style-name="P8"><draw:frame draw:style-name="fr1" draw:name="Object129" text:anchor-type="as-char" svg:width="7.177cm" svg:height="1.048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7"><text:span text:style-name="T3">(Assuming you are pot commited </text:span><text:span text:style-name="T5">C</text:span><text:span text:style-name="T3"> chips, in this situtation, with frequency </text:span><text:span text:style-name="T5">freq</text:span><text:span text:style-name="T3">)</text:span></text:p>
      <text:p text:style-name="P9"/>
      <text:p text:style-name="P9">Opponent Fold Equity</text:p>
      <text:p text:style-name="P8">The opponent's chance of folding also affects their chance of winning the showdown. As your <draw:frame draw:style-name="fr1" draw:name="Object13" text:anchor-type="as-char" svg:width="1.958cm" svg:height="0.572cm" draw:z-index="16"><draw:object xlink:href="./Object 17" xlink:type="simple" xlink:show="embed" xlink:actuate="onLoad"/><draw:image xlink:href="./ObjectReplacements/Object 17" xlink:type="simple" xlink:show="embed" xlink:actuate="onLoad"/></draw:frame>increases against an opponent, your<draw:frame draw:style-name="fr1" draw:name="Object14" text:anchor-type="as-char" svg:width="1.93cm" svg:height="0.572cm" draw:z-index="17"><draw:object xlink:href="./Object 18" xlink:type="simple" xlink:show="embed" xlink:actuate="onLoad"/><draw:image xlink:href="./ObjectReplacements/Object 18" xlink:type="simple" xlink:show="embed" xlink:actuate="onLoad"/></draw:frame>also decreases simultaneously. An opponent that is likely to fold a bad hand will have a distribution of stronger hands when reaching the showdown. This balance between <draw:frame draw:style-name="fr1" draw:name="Object16" text:anchor-type="as-char" svg:width="1.958cm" svg:height="0.572cm" draw:z-index="18"><draw:object xlink:href="./Object 20" xlink:type="simple" xlink:show="embed" xlink:actuate="onLoad"/><draw:image xlink:href="./ObjectReplacements/Object 20" xlink:type="simple" xlink:show="embed" xlink:actuate="onLoad"/></draw:frame>and <draw:frame draw:style-name="fr1" draw:name="Object17" text:anchor-type="as-char" svg:width="1.93cm" svg:height="0.572cm" draw:z-index="19"><draw:object xlink:href="./Object 21" xlink:type="simple" xlink:show="embed" xlink:actuate="onLoad"/><draw:image xlink:href="./ObjectReplacements/Object 21" xlink:type="simple" xlink:show="embed" xlink:actuate="onLoad"/></draw:frame>allows the bot to model the tradeoff between overbets vs. calculated bluffs.</text:p>
      <text:p text:style-name="P9"/>
      <text:p text:style-name="P9"><text:soft-page-break/>Community Statistics</text:p>
      <text:p text:style-name="P9"><text:span text:style-name="T2">How your Pr</text:span><text:span text:style-name="T8">win</text:span><text:span text:style-name="T12"> is affected by possible future community cards can also be measured. A heuristic for implied odds can be obtained from the skew of <text:s/>Pr</text:span><text:span text:style-name="T8">win</text:span><text:span text:style-name="T12"> over all possible future community card combinations. A heuristic for opponent confidence can be obtained from the variance of <text:s/>Pr</text:span><text:span text:style-name="T8">win</text:span><text:span text:style-name="T12"> over all possible future community card combinations. Community statistics can be used to develop “playing styles” which can be dynamically selected throughout a mat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9-01-07T10:36:23</meta:creation-date>
    <dc:date>2009-01-25T23:12:42.57</dc:date>
    <meta:editing-cycles>55</meta:editing-cycles>
    <meta:editing-duration>PT02H29M10S</meta:editing-duration>
    <meta:document-statistic meta:table-count="0" meta:image-count="0" meta:object-count="20" meta:page-count="3" meta:paragraph-count="43" meta:word-count="523" meta:character-count="2992"/>
    <dc:creator>Joseph Huang</dc:cre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(</math:mo>
              <math:mrow>
                <math:mrow>
                  <math:mn>1</math:mn>
                  <math:mo math:stretchy="false">+</math:mo>
                  <math:msub>
                    <math:mi>v</math:mi>
                    <math:mi math:fontstyle="italic">win</math:mi>
                  </math:msub>
                </math:mrow>
                <math:mfenced math:open="" math:close="">
                  <math:mi>f</math:mi>
                </math:mfenced>
              </math:mrow>
              <math:mo math:stretchy="false">)</math:mo>
            </math:mrow>
            <math:mi math:fontstyle="italic">wins</math:mi>
          </math:msup>
          <math:msup>
            <math:mrow>
              <math:mo math:stretchy="false">(</math:mo>
              <math:mrow>
                <math:mrow>
                  <math:mn>1</math:mn>
                  <math:mo math:stretchy="false">−</math:mo>
                  <math:msub>
                    <math:mi>v</math:mi>
                    <math:mi math:fontstyle="italic">loss</math:mi>
                  </math:msub>
                </math:mrow>
                <math:mfenced math:open="" math:close="">
                  <math:mi>f</math:mi>
                </math:mfenced>
              </math:mrow>
              <math:mo math:stretchy="false">)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_win left( f right) )^{wins} (1- v_loss left( f right) )^{losses}right)cdot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Pr</math:mi>
          <math:mtext>win all</math:mtext>
        </math:msub>
        <math:mo math:stretchy="false">=</math:mo>
        <math:msup>
          <math:mi>p</math:mi>
          <math:mi>N</math:mi>
        </math:msup>
      </math:mrow>
      <math:mo math:stretchy="false">=</math:mo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</math:mrow>
    <math:annotation math:encoding="StarMath 5.0">Pr_"win all" = p^N = left( 1 - 1 over n right) ^ N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U</math:mi>
          <math:mtext>fold equity</math:mtext>
        </math:msub>
        <math:mo math:stretchy="false">=</math:mo>
        <math:mrow>
          <math:mo math:stretchy="false">−</math:mo>
          <math:mfrac>
            <math:mi>n</math:mi>
            <math:mi math:fontstyle="italic">freq</math:mi>
          </math:mfrac>
        </math:mrow>
      </math:mrow>
      <math:mrow>
        <math:mi>C</math:mi>
        <math:mo math:stretchy="false">+</math:mo>
        <math:msub>
          <math:mi math:fontstyle="italic">Pr</math:mi>
          <math:mi math:fontstyle="italic">win</math:mi>
        </math:msub>
      </math:mrow>
      <math:mrow>
        <math:mi>b</math:mi>
        <math:mo math:stretchy="false">−</math:mo>
        <math:msub>
          <math:mi math:fontstyle="italic">Pr</math:mi>
          <math:mi math:fontstyle="italic">lose</math:mi>
        </math:msub>
      </math:mrow>
      <math:mi>b</math:mi>
    </math:mrow>
    <math:annotation math:encoding="StarMath 5.0">U_"fold equity" = -{n over freq} C + Pr_win b - Pr_lose b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 math:fontstyle="italic">bet</math:mi>
      </math:msub>
      <math:mfenced math:open="" math:close="">
        <math:msub>
          <math:mi>f</math:mi>
          <math:mi math:fontstyle="italic">bet</math:mi>
        </math:msub>
      </math:mfenced>
    </math:mrow>
    <math:annotation math:encoding="StarMath 5.0">U_bet left( f_bet right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r</math:mi>
        <math:mtext>*</math:mtext>
      </math:msub>
      <math:mfenced math:open="" math:close="">
        <math:msub>
          <math:mi>f</math:mi>
          <math:mi math:fontstyle="italic">bet</math:mi>
        </math:msub>
      </math:mfenced>
    </math:mrow>
    <math:annotation math:encoding="StarMath 5.0">Pr_"*" left( f_bet right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 math:fontstyle="italic">bet</math:mi>
      </math:msub>
      <math:mfenced math:open="" math:close="">
        <math:mrow>
          <math:msub>
            <math:mi>f</math:mi>
            <math:mi math:fontstyle="italic">bet</math:mi>
          </math:msub>
          <math:mo math:stretchy="false">∣</math:mo>
          <math:mi>H</math:mi>
        </math:mrow>
      </math:mfenced>
    </math:mrow>
    <math:annotation math:encoding="StarMath 5.0">U_bet left( f_bet  divides H right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r</math:mi>
        <math:mtext>*</math:mtext>
      </math:msub>
      <math:mfenced math:open="" math:close="">
        <math:mrow>
          <math:msub>
            <math:mi>f</math:mi>
            <math:mi math:fontstyle="italic">bet</math:mi>
          </math:msub>
          <math:mo math:stretchy="false">∣</math:mo>
          <math:mi>H</math:mi>
        </math:mrow>
      </math:mfenced>
    </math:mrow>
    <math:annotation math:encoding="StarMath 5.0">Pr_"*" left( f_bet divides H right)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r</math:mi>
        <math:mtext>*</math:mtext>
      </math:msub>
      <math:mfenced math:open="" math:close="">
        <math:mrow>
          <math:msub>
            <math:mi>f</math:mi>
            <math:mi math:fontstyle="italic">bet</math:mi>
          </math:msub>
          <math:mo math:stretchy="false">∣</math:mo>
          <math:mi>H</math:mi>
        </math:mrow>
      </math:mfenced>
    </math:mrow>
    <math:annotation math:encoding="StarMath 5.0">Pr_"*" left( f_bet divides H right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 math:fontstyle="italic">Pr</math:mi>
      <math:mtext>single fold</math:mtext>
    </math:msub>
    <math:annotation math:encoding="StarMath 5.0">Pr_"single fold"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i math:fontstyle="italic">Pr</math:mi>
      <math:mtext>win single</math:mtext>
    </math:msub>
    <math:annotation math:encoding="StarMath 5.0">Pr_"win single"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U</math:mi>
          <math:mi math:fontstyle="italic">showdown</math:mi>
        </math:msub>
        <math:mfenced math:open="" math:close="">
          <math:mi>f</math:mi>
        </math:mfenced>
      </math:mrow>
      <math:mo math:stretchy="false">=</math:mo>
      <math:mrow>
        <math:munder>
          <math:mo math:stretchy="false">∏</math:mo>
          <math:mrow>
            <math:mi>e</math:mi>
            <math:mrow>
              <math:mi/>
              <math:mo math:stretchy="false">∈</math:mo>
              <math:mi/>
            </math:mrow>
            <math:mi math:fontstyle="italic">outcomes</math:mi>
          </math:mrow>
        </math:munder>
        <math:mfenced math:open="" math:close="">
          <math:msup>
            <math:mrow>
              <math:mo math:stretchy="false">(</math:mo>
              <math:mrow>
                <math:mrow>
                  <math:mn>1</math:mn>
                  <math:mo math:stretchy="false">+</math:mo>
                  <math:msub>
                    <math:mi>v</math:mi>
                    <math:mi>e</math:mi>
                  </math:msub>
                </math:mrow>
                <math:mfenced math:open="" math:close="">
                  <math:mi>f</math:mi>
                </math:mfenced>
              </math:mrow>
              <math:mo math:stretchy="false">)</math:mo>
            </math:mrow>
            <math:mrow>
              <math:msub>
                <math:mi math:fontstyle="italic">Pr</math:mi>
                <math:mi>e</math:mi>
              </math:msub>
              <math:mfenced math:open="" math:close="">
                <math:mi>f</math:mi>
              </math:mfenced>
            </math:mrow>
          </math:msup>
        </math:mfenced>
      </math:mrow>
    </math:mrow>
    <math:annotation math:encoding="StarMath 5.0">{U_showdown left( f right)}  = prod from {e ` in ` outcomes} left((1+ v_e left( f right) )^{Pr_e left( f right)}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>
      <math:mi math:fontstyle="italic">Pr</math:mi>
      <math:mtext>single fold</math:mtext>
    </math:msub>
    <math:annotation math:encoding="StarMath 5.0">Pr_"single fold"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ub>
      <math:mi math:fontstyle="italic">Pr</math:mi>
      <math:mtext>win single</math:mtext>
    </math:msub>
    <math:annotation math:encoding="StarMath 5.0">Pr_"win single"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 math:fontstyle="italic">bet</math:mi>
      </math:msub>
      <math:mrow>
        <math:mfenced math:open="" math:close="">
          <math:msub>
            <math:mi>f</math:mi>
            <math:mi math:fontstyle="italic">bet</math:mi>
          </math:msub>
        </math:mfenced>
        <math:mo math:stretchy="false">=</math:mo>
        <math:msup>
          <math:mfenced math:open="" math:close="">
            <math:msub>
              <math:mi>U</math:mi>
              <math:mi math:fontstyle="italic">fold</math:mi>
            </math:msub>
          </math:mfenced>
          <math:mrow>
            <math:msub>
              <math:mi math:fontstyle="italic">Pr</math:mi>
              <math:mi math:fontstyle="italic">fold</math:mi>
            </math:msub>
            <math:mfenced math:open="" math:close="">
              <math:msub>
                <math:mi>f</math:mi>
                <math:mi math:fontstyle="italic">bet</math:mi>
              </math:msub>
            </math:mfenced>
          </math:mrow>
        </math:msup>
      </math:mrow>
      <math:msup>
        <math:mfenced math:open="" math:close="">
          <math:mrow>
            <math:msub>
              <math:mi>U</math:mi>
              <math:mi math:fontstyle="italic">showdown</math:mi>
            </math:msub>
            <math:mfenced math:open="" math:close="">
              <math:msub>
                <math:mi>f</math:mi>
                <math:mi math:fontstyle="italic">bet</math:mi>
              </math:msub>
            </math:mfenced>
          </math:mrow>
        </math:mfenced>
        <math:mrow>
          <math:msub>
            <math:mi math:fontstyle="italic">Pr</math:mi>
            <math:mi math:fontstyle="italic">call</math:mi>
          </math:msub>
          <math:mfenced math:open="" math:close="">
            <math:msub>
              <math:mi>f</math:mi>
              <math:mi math:fontstyle="italic">bet</math:mi>
            </math:msub>
          </math:mfenced>
        </math:mrow>
      </math:msup>
      <math:mrow>
        <math:munder>
          <math:mo math:stretchy="false">∏</math:mo>
          <math:msub>
            <math:mi>f</math:mi>
            <math:mi math:fontstyle="italic">raised</math:mi>
          </math:msub>
        </math:munder>
        <math:msup>
          <math:mfenced math:open="" math:close="">
            <math:mrow>
              <math:msub>
                <math:mi>U</math:mi>
                <math:mi math:fontstyle="italic">showdown</math:mi>
              </math:msub>
              <math:mfenced math:open="" math:close="">
                <math:mrow>
                  <math:msub>
                    <math:mi>f</math:mi>
                    <math:mi math:fontstyle="italic">bet</math:mi>
                  </math:msub>
                  <math:mo math:stretchy="false">+</math:mo>
                  <math:msub>
                    <math:mi>f</math:mi>
                    <math:mi math:fontstyle="italic">raised</math:mi>
                  </math:msub>
                </math:mrow>
              </math:mfenced>
            </math:mrow>
          </math:mfenced>
          <math:mrow>
            <math:msub>
              <math:mi math:fontstyle="italic">Pr</math:mi>
              <math:mi math:fontstyle="italic">raise</math:mi>
            </math:msub>
            <math:mfenced math:open="" math:close="">
              <math:mrow>
                <math:msub>
                  <math:mi>f</math:mi>
                  <math:mi math:fontstyle="italic">bet</math:mi>
                </math:msub>
                <math:mi>,</math:mi>
                <math:msub>
                  <math:mi>f</math:mi>
                  <math:mi math:fontstyle="italic">raise</math:mi>
                </math:msub>
              </math:mrow>
            </math:mfenced>
          </math:mrow>
        </math:msup>
      </math:mrow>
    </math:mrow>
    <math:annotation math:encoding="StarMath 5.0">U_bet left( f_bet right) = 
left( U_fold right) ^{Pr_fold left( f_bet right)} 
left( U_showdown left(f_bet right) right) ^{Pr_call left( f_bet right)}
prod from f_raised left( U_showdown left(f_bet + f_raised right) right) ^{Pr_raise left( f_bet, f_raise right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r</math:mi>
        <math:mtext>win all</math:mtext>
      </math:msub>
      <math:mo math:stretchy="false">=</math:mo>
      <math:mrow>
        <math:munder>
          <math:mo math:stretchy="false">∏</math:mo>
          <math:mi math:fontstyle="italic">opponents</math:mi>
        </math:munder>
        <math:msub>
          <math:mi math:fontstyle="italic">Pr</math:mi>
          <math:mtext>win single</math:mtext>
        </math:msub>
      </math:mrow>
    </math:mrow>
    <math:annotation math:encoding="StarMath 5.0">Pr_"win all" = prod from opponents Pr_"win single"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r</math:mi>
        <math:mtext>lose</math:mtext>
      </math:msub>
      <math:mo math:stretchy="false">=</math:mo>
      <math:mrow>
        <math:mn>1</math:mn>
        <math:mo math:stretchy="false">−</math:mo>
        <math:mrow>
          <math:munder>
            <math:mo math:stretchy="false">∏</math:mo>
            <math:mi math:fontstyle="italic">opponents</math:mi>
          </math:munder>
          <math:mfenced math:open="" math:close="">
            <math:mrow>
              <math:mn>1</math:mn>
              <math:mo math:stretchy="false">−</math:mo>
              <math:msub>
                <math:mi math:fontstyle="italic">Pr</math:mi>
                <math:mtext>win single</math:mtext>
              </math:msub>
            </math:mrow>
          </math:mfenced>
        </math:mrow>
      </math:mrow>
    </math:mrow>
    <math:annotation math:encoding="StarMath 5.0">Pr_"lose" = 1 - prod from opponents left( 1 - Pr_"win single" right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r</math:mi>
        <math:mtext>reraised</math:mtext>
      </math:msub>
      <math:mo math:stretchy="false">=</math:mo>
      <math:mrow>
        <math:mn>1</math:mn>
        <math:mo math:stretchy="false">−</math:mo>
        <math:mrow>
          <math:munder>
            <math:mo math:stretchy="false">∏</math:mo>
            <math:mi math:fontstyle="italic">opponents</math:mi>
          </math:munder>
          <math:mfenced math:open="" math:close="">
            <math:mrow>
              <math:mn>1</math:mn>
              <math:mo math:stretchy="false">−</math:mo>
              <math:msub>
                <math:mi math:fontstyle="italic">Pr</math:mi>
                <math:mtext>reraised single</math:mtext>
              </math:msub>
            </math:mrow>
          </math:mfenced>
        </math:mrow>
      </math:mrow>
    </math:mrow>
    <math:annotation math:encoding="StarMath 5.0">Pr_"reraised" = 1 - prod from opponents left( 1 - Pr_"reraised single"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r</math:mi>
        <math:mtext>all fold</math:mtext>
      </math:msub>
      <math:mo math:stretchy="false">=</math:mo>
      <math:mrow>
        <math:munder>
          <math:mo math:stretchy="false">∏</math:mo>
          <math:mi math:fontstyle="italic">opponents</math:mi>
        </math:munder>
        <math:msub>
          <math:mi math:fontstyle="italic">Pr</math:mi>
          <math:mtext>single fold</math:mtext>
        </math:msub>
      </math:mrow>
    </math:mrow>
    <math:annotation math:encoding="StarMath 5.0">Pr_"all fold" = prod from opponents Pr_"single fold"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row>
          <math:mn>1</math:mn>
          <math:mo math:stretchy="false">−</math:mo>
          <math:mi>p</math:mi>
        </math:mrow>
      </math:mfrac>
      <math:mo math:stretchy="false">=</math:mo>
      <math:mi>n</math:mi>
    </math:mrow>
    <math:annotation math:encoding="StarMath 5.0">1 over {1 - p} = n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p = 1 - 1 over n</math:annotation>
  </math:semantics>
</math:math>
</file>